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25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2.308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3.0555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2.2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areport_id</text:p>
          </table:table-cell>
          <table:table-cell office:value-type="string" calcext:value-type="string">
            <text:p><text:s text:c="9"/></text:p>
          </table:table-cell>
          <table:table-cell office:value-type="string" calcext:value-type="string">
            <text:p>SECTION</text:p>
          </table:table-cell>
          <table:table-cell/>
        </table:table-row>
        <table:table-row table:style-name="ro1">
          <table:table-cell table:formula="of:=[.B3]&amp;&quot;:&quot;&amp;[.C3]&amp;&quot;:&quot;&amp;[.D3]&amp;&quot;:&quot;&amp;[.E3]" office:value-type="string" office:string-value="NERACA:LEFT:Aktiva:Aktiva Lancar" calcext:value-type="string">
            <text:p>NERACA:LEFT:Aktiva:Aktiva Lancar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Aktiva Lancar</text:p>
          </table:table-cell>
        </table:table-row>
        <table:table-row table:style-name="ro1">
          <table:table-cell table:formula="of:=[.B4]&amp;&quot;:&quot;&amp;[.C4]&amp;&quot;:&quot;&amp;[.D4]&amp;&quot;:&quot;&amp;[.E4]" office:value-type="string" office:string-value="NERACA:LEFT:Aktiva:Aktiva Tdk Lancar" calcext:value-type="string">
            <text:p>NERACA:LEFT:Aktiva:Aktiva Tdk Lancar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Tdk Lancar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Aktiva Lainnya</text:p>
          </table:table-cell>
        </table:table-row>
        <table:table-row table:style-name="ro1">
          <table:table-cell table:formula="of:=[.B5]&amp;&quot;:&quot;&amp;[.C5]&amp;&quot;:&quot;&amp;[.D5]&amp;&quot;:&quot;&amp;[.E5]" office:value-type="string" office:string-value="NERACA:LEFT:Aktiva:Aktiva Tetap" calcext:value-type="string">
            <text:p>NERACA:LEFT:Aktiva:Aktiva Tetap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Tetap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Aktiva Tetap</text:p>
          </table:table-cell>
        </table:table-row>
        <table:table-row table:style-name="ro1">
          <table:table-cell table:formula="of:=[.B6]&amp;&quot;:&quot;&amp;[.C6]&amp;&quot;:&quot;&amp;[.D6]&amp;&quot;:&quot;&amp;[.E6]" office:value-type="string" office:string-value="NERACA:LEFT:DEFERRED TAX ASSET:DEFERRED TAX ASSET" calcext:value-type="string">
            <text:p>NERACA:LEFT:DEFERRED TAX ASSET:DEFERRED TAX ASSE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DEFERRED TAX ASSET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Aktiva Lainnya</text:p>
          </table:table-cell>
        </table:table-row>
        <table:table-row table:style-name="ro1">
          <table:table-cell table:formula="of:=[.B7]&amp;&quot;:&quot;&amp;[.C7]&amp;&quot;:&quot;&amp;[.D7]&amp;&quot;:&quot;&amp;[.E7]" office:value-type="string" office:string-value="NERACA:LEFT:FOREIGN EXCHANGE-ASSET:FOREIGN EXCHANGE-ASSET" calcext:value-type="string">
            <text:p>NERACA:LEFT:FOREIGN EXCHANGE-ASSET:FOREIGN EXCHANGE-ASSE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FOREIGN EXCHANGE-ASSET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Aktiva Lainnya</text:p>
          </table:table-cell>
        </table:table-row>
        <table:table-row table:style-name="ro1">
          <table:table-cell table:formula="of:=[.B8]&amp;&quot;:&quot;&amp;[.C8]&amp;&quot;:&quot;&amp;[.D8]&amp;&quot;:&quot;&amp;[.E8]" office:value-type="string" office:string-value="NERACA:RIGHT:Clearing:Clearing Account" calcext:value-type="string">
            <text:p>NERACA:RIGHT:Clearing:Clearing Accoun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learing</text:p>
          </table:table-cell>
          <table:table-cell office:value-type="string" calcext:value-type="string">
            <text:p>Clearing Account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Clearing</text:p>
          </table:table-cell>
        </table:table-row>
        <table:table-row table:style-name="ro1">
          <table:table-cell table:formula="of:=[.B9]&amp;&quot;:&quot;&amp;[.C9]&amp;&quot;:&quot;&amp;[.D9]&amp;&quot;:&quot;&amp;[.E9]" office:value-type="string" office:string-value="NERACA:RIGHT:Ekuitas:Modal" calcext:value-type="string">
            <text:p>NERACA:RIGHT:Ekuitas:Modal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</table:table-row>
        <table:table-row table:style-name="ro1">
          <table:table-cell table:formula="of:=[.B10]&amp;&quot;:&quot;&amp;[.C10]&amp;&quot;:&quot;&amp;[.D10]&amp;&quot;:&quot;&amp;[.E10]" office:value-type="string" office:string-value="NERACA:RIGHT:Ekuitas:Other Comprehensive Income" calcext:value-type="string">
            <text:p>NERACA:RIGHT:Ekuitas:Other Comprehensive Incom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  <table:table-cell office:value-type="string" calcext:value-type="string">
            <text:p>Other Comprehensive Income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</table:table-row>
        <table:table-row table:style-name="ro1">
          <table:table-cell table:formula="of:=[.B11]&amp;&quot;:&quot;&amp;[.C11]&amp;&quot;:&quot;&amp;[.D11]&amp;&quot;:&quot;&amp;[.E11]" office:value-type="string" office:string-value="NERACA:RIGHT:Ekuitas:RE" calcext:value-type="string">
            <text:p>NERACA:RIGHT:Ekuitas:R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</table:table-row>
        <table:table-row table:style-name="ro1">
          <table:table-cell table:formula="of:=[.B12]&amp;&quot;:&quot;&amp;[.C12]&amp;&quot;:&quot;&amp;[.D12]&amp;&quot;:&quot;&amp;[.E12]" office:value-type="string" office:string-value="NERACA:RIGHT:Hutang:Hutang Lancar" calcext:value-type="string">
            <text:p>NERACA:RIGHT:Hutang:Hutang Lancar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NERACA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Hutang Lancar</text:p>
          </table:table-cell>
        </table:table-row>
        <table:table-row table:style-name="ro1">
          <table:table-cell table:formula="of:=[.B13]&amp;&quot;:&quot;&amp;[.C13]&amp;&quot;:&quot;&amp;[.D13]&amp;&quot;:&quot;&amp;[.E13]" office:value-type="string" office:string-value="LABARUGI:LEFT:Sales-Net:Sales" calcext:value-type="string">
            <text:p>LABARUGI:LEFT:Sales-Net:Sales</text:p>
          </table:table-cell>
          <table:table-cell office:value-type="string" calcext:value-type="string">
            <text:p>LABARUG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ales-Net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LABARUGI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table:formula="of:=[.B14]&amp;&quot;:&quot;&amp;[.C14]&amp;&quot;:&quot;&amp;[.D14]&amp;&quot;:&quot;&amp;[.E14]" office:value-type="string" office:string-value="LABARUGI:RIGHT:COGS:COGS" calcext:value-type="string">
            <text:p>LABARUGI:RIGHT:COGS:COGS</text:p>
          </table:table-cell>
          <table:table-cell office:value-type="string" calcext:value-type="string">
            <text:p>LABARUGI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LABARUGI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COGS</text:p>
          </table:table-cell>
        </table:table-row>
        <table:table-row table:style-name="ro1">
          <table:table-cell table:formula="of:=[.B15]&amp;&quot;:&quot;&amp;[.C15]&amp;&quot;:&quot;&amp;[.D15]&amp;&quot;:&quot;&amp;[.E15]" office:value-type="string" office:string-value="LABARUGI:RIGHT:General Expenses:General Exp" calcext:value-type="string">
            <text:p>LABARUGI:RIGHT:General Expenses:General Exp</text:p>
          </table:table-cell>
          <table:table-cell office:value-type="string" calcext:value-type="string">
            <text:p>LABARUGI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eneral Expenses</text:p>
          </table:table-cell>
          <table:table-cell office:value-type="string" calcext:value-type="string">
            <text:p>General Exp</text:p>
          </table:table-cell>
          <table:table-cell office:value-type="string" calcext:value-type="string">
            <text:p>LABARUGI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General Exp</text:p>
          </table:table-cell>
        </table:table-row>
        <table:table-row table:style-name="ro1">
          <table:table-cell table:formula="of:=[.B16]&amp;&quot;:&quot;&amp;[.C16]&amp;&quot;:&quot;&amp;[.D16]&amp;&quot;:&quot;&amp;[.E16]" office:value-type="string" office:string-value="LABARUGI:RIGHT:Other Expenses (Income):Other Expenses (Income)" calcext:value-type="string">
            <text:p>LABARUGI:RIGHT:Other Expenses (Income):Other Expenses (Income)</text:p>
          </table:table-cell>
          <table:table-cell office:value-type="string" calcext:value-type="string">
            <text:p>LABARUGI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Other Expenses (Income)</text:p>
          </table:table-cell>
          <table:table-cell office:value-type="string" calcext:value-type="string">
            <text:p>LABARUGI</text:p>
          </table:table-cell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Other Expenses (Income)</text:p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oatype_group</text:p>
          </table:table-cell>
          <table:table-cell office:value-type="string" calcext:value-type="string">
            <text:p>coatype_name</text:p>
          </table:table-cell>
        </table:table-row>
        <table:table-row table:style-name="ro1">
          <table:table-cell table:formula="of:=[.B24]&amp;&quot;:&quot;&amp;[.C24]&amp;&quot;:&quot;&amp;[.D24]&amp;&quot;:&quot;&amp;[.E24]&amp;&quot;:&quot;&amp;[.F24]" office:value-type="string" office:string-value="NERACA:LEFT:Aktiva:Aktiva Lancar:Account Receivable" calcext:value-type="string">
            <text:p>NERACA:LEFT:Aktiva:Aktiva Lancar:Account Receivabl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Account Receivable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Account Receivable</text:p>
          </table:table-cell>
        </table:table-row>
        <table:table-row table:style-name="ro1">
          <table:table-cell table:formula="of:=[.B25]&amp;&quot;:&quot;&amp;[.C25]&amp;&quot;:&quot;&amp;[.D25]&amp;&quot;:&quot;&amp;[.E25]&amp;&quot;:&quot;&amp;[.F25]" office:value-type="string" office:string-value="NERACA:LEFT:Aktiva:Aktiva Lancar:Account Receivable Retail" calcext:value-type="string">
            <text:p>NERACA:LEFT:Aktiva:Aktiva Lancar:Account Receivable Retail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Account Receivable Retail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Account Receivable Retail</text:p>
          </table:table-cell>
        </table:table-row>
        <table:table-row table:style-name="ro1">
          <table:table-cell table:formula="of:=[.B26]&amp;&quot;:&quot;&amp;[.C26]&amp;&quot;:&quot;&amp;[.D26]&amp;&quot;:&quot;&amp;[.E26]&amp;&quot;:&quot;&amp;[.F26]" office:value-type="string" office:string-value="NERACA:LEFT:Aktiva:Aktiva Lancar:Advance Other" calcext:value-type="string">
            <text:p>NERACA:LEFT:Aktiva:Aktiva Lancar:Advance Other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Advance Other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Advance Other</text:p>
          </table:table-cell>
        </table:table-row>
        <table:table-row table:style-name="ro1">
          <table:table-cell table:formula="of:=[.B27]&amp;&quot;:&quot;&amp;[.C27]&amp;&quot;:&quot;&amp;[.D27]&amp;&quot;:&quot;&amp;[.E27]&amp;&quot;:&quot;&amp;[.F27]" office:value-type="string" office:string-value="NERACA:LEFT:Aktiva:Aktiva Lancar:Advance Principal" calcext:value-type="string">
            <text:p>NERACA:LEFT:Aktiva:Aktiva Lancar:Advance Principal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Advance Principal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Advance Principal</text:p>
          </table:table-cell>
        </table:table-row>
        <table:table-row table:style-name="ro1">
          <table:table-cell table:formula="of:=[.B28]&amp;&quot;:&quot;&amp;[.C28]&amp;&quot;:&quot;&amp;[.D28]&amp;&quot;:&quot;&amp;[.E28]&amp;&quot;:&quot;&amp;[.F28]" office:value-type="string" office:string-value="NERACA:LEFT:Aktiva:Aktiva Lancar:Cash and bank" calcext:value-type="string">
            <text:p>NERACA:LEFT:Aktiva:Aktiva Lancar:Cash and bank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Cash and bank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Cash and bank</text:p>
          </table:table-cell>
        </table:table-row>
        <table:table-row table:style-name="ro1">
          <table:table-cell table:formula="of:=[.B29]&amp;&quot;:&quot;&amp;[.C29]&amp;&quot;:&quot;&amp;[.D29]&amp;&quot;:&quot;&amp;[.E29]&amp;&quot;:&quot;&amp;[.F29]" office:value-type="string" office:string-value="NERACA:LEFT:Aktiva:Aktiva Lancar:Deposit" calcext:value-type="string">
            <text:p>NERACA:LEFT:Aktiva:Aktiva Lancar:Deposi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Deposit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Deposit</text:p>
          </table:table-cell>
        </table:table-row>
        <table:table-row table:style-name="ro1">
          <table:table-cell table:formula="of:=[.B30]&amp;&quot;:&quot;&amp;[.C30]&amp;&quot;:&quot;&amp;[.D30]&amp;&quot;:&quot;&amp;[.E30]&amp;&quot;:&quot;&amp;[.F30]" office:value-type="string" office:string-value="NERACA:LEFT:Aktiva:Aktiva Lancar:Employee Receivable" calcext:value-type="string">
            <text:p>NERACA:LEFT:Aktiva:Aktiva Lancar:Employee Receivabl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Employee Receivable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Employee Receivable</text:p>
          </table:table-cell>
        </table:table-row>
        <table:table-row table:style-name="ro1">
          <table:table-cell table:formula="of:=[.B31]&amp;&quot;:&quot;&amp;[.C31]&amp;&quot;:&quot;&amp;[.D31]&amp;&quot;:&quot;&amp;[.E31]&amp;&quot;:&quot;&amp;[.F31]" office:value-type="string" office:string-value="NERACA:LEFT:Aktiva:Aktiva Lancar:Inventory" calcext:value-type="string">
            <text:p>NERACA:LEFT:Aktiva:Aktiva Lancar:Inventory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Inventory</text:p>
          </table:table-cell>
        </table:table-row>
        <table:table-row table:style-name="ro1">
          <table:table-cell table:formula="of:=[.B32]&amp;&quot;:&quot;&amp;[.C32]&amp;&quot;:&quot;&amp;[.D32]&amp;&quot;:&quot;&amp;[.E32]&amp;&quot;:&quot;&amp;[.F32]" office:value-type="string" office:string-value="NERACA:LEFT:Aktiva:Aktiva Lancar:Other Receivable" calcext:value-type="string">
            <text:p>NERACA:LEFT:Aktiva:Aktiva Lancar:Other Receivabl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Other Receivable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Other Receivable</text:p>
          </table:table-cell>
        </table:table-row>
        <table:table-row table:style-name="ro1">
          <table:table-cell table:formula="of:=[.B33]&amp;&quot;:&quot;&amp;[.C33]&amp;&quot;:&quot;&amp;[.D33]&amp;&quot;:&quot;&amp;[.E33]&amp;&quot;:&quot;&amp;[.F33]" office:value-type="string" office:string-value="NERACA:LEFT:Aktiva:Aktiva Lancar:Prepaid " calcext:value-type="string">
            <text:p>NERACA:LEFT:Aktiva:Aktiva Lancar:Prepaid 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Prepaid 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Prepaid </text:p>
          </table:table-cell>
        </table:table-row>
        <table:table-row table:style-name="ro1">
          <table:table-cell table:formula="of:=[.B34]&amp;&quot;:&quot;&amp;[.C34]&amp;&quot;:&quot;&amp;[.D34]&amp;&quot;:&quot;&amp;[.E34]&amp;&quot;:&quot;&amp;[.F34]" office:value-type="string" office:string-value="NERACA:LEFT:Aktiva:Aktiva Lancar:Suplies" calcext:value-type="string">
            <text:p>NERACA:LEFT:Aktiva:Aktiva Lancar:Suplies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Suplies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Suplies</text:p>
          </table:table-cell>
        </table:table-row>
        <table:table-row table:style-name="ro1">
          <table:table-cell table:formula="of:=[.B35]&amp;&quot;:&quot;&amp;[.C35]&amp;&quot;:&quot;&amp;[.D35]&amp;&quot;:&quot;&amp;[.E35]&amp;&quot;:&quot;&amp;[.F35]" office:value-type="string" office:string-value="NERACA:LEFT:Aktiva:Aktiva Lancar:Tax Amnesty Asset" calcext:value-type="string">
            <text:p>NERACA:LEFT:Aktiva:Aktiva Lancar:Tax Amnesty Asse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Lancar</text:p>
          </table:table-cell>
          <table:table-cell office:value-type="string" calcext:value-type="string">
            <text:p>Tax Amnesty Asset</text:p>
          </table:table-cell>
          <table:table-cell/>
          <table:table-cell office:value-type="string" calcext:value-type="string">
            <text:p>Aktiva Lancar</text:p>
          </table:table-cell>
          <table:table-cell office:value-type="string" calcext:value-type="string">
            <text:p>Tax Amnesty Asset</text:p>
          </table:table-cell>
        </table:table-row>
        <table:table-row table:style-name="ro1">
          <table:table-cell table:formula="of:=[.B36]&amp;&quot;:&quot;&amp;[.C36]&amp;&quot;:&quot;&amp;[.D36]&amp;&quot;:&quot;&amp;[.E36]&amp;&quot;:&quot;&amp;[.F36]" office:value-type="string" office:string-value="NERACA:LEFT:Aktiva:Aktiva Tdk Lancar:Contra Account" calcext:value-type="string">
            <text:p>NERACA:LEFT:Aktiva:Aktiva Tdk Lancar:Contra Accoun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Tdk Lancar</text:p>
          </table:table-cell>
          <table:table-cell office:value-type="string" calcext:value-type="string">
            <text:p>Contra Account</text:p>
          </table:table-cell>
          <table:table-cell/>
          <table:table-cell office:value-type="string" calcext:value-type="string">
            <text:p>Aktiva Lainnya</text:p>
          </table:table-cell>
          <table:table-cell office:value-type="string" calcext:value-type="string">
            <text:p>Contra Account</text:p>
          </table:table-cell>
        </table:table-row>
        <table:table-row table:style-name="ro1">
          <table:table-cell table:formula="of:=[.B37]&amp;&quot;:&quot;&amp;[.C37]&amp;&quot;:&quot;&amp;[.D37]&amp;&quot;:&quot;&amp;[.E37]&amp;&quot;:&quot;&amp;[.F37]" office:value-type="string" office:string-value="NERACA:LEFT:Aktiva:Aktiva Tdk Lancar:Corporate" calcext:value-type="string">
            <text:p>NERACA:LEFT:Aktiva:Aktiva Tdk Lancar:Corporat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Aktiva Tdk Lancar</text:p>
          </table:table-cell>
          <table:table-cell office:value-type="string" calcext:value-type="string">
            <text:p>Corporate</text:p>
          </table:table-cell>
          <table:table-cell/>
          <table:table-cell office:value-type="string" calcext:value-type="string">
            <text:p>Aktiva Lainnya</text:p>
          </table:table-cell>
          <table:table-cell office:value-type="string" calcext:value-type="string">
            <text:p>Corporate</text:p>
          </table:table-cell>
        </table:table-row>
        <table:table-row table:style-name="ro1">
          <table:table-cell table:formula="of:=[.B38]&amp;&quot;:&quot;&amp;[.C38]&amp;&quot;:&quot;&amp;[.D38]&amp;&quot;:&quot;&amp;[.E38]&amp;&quot;:&quot;&amp;[.F38]" office:value-type="string" office:string-value="NERACA:LEFT:Aktiva:Aktiva Tetap:Aktiva Tetap" calcext:value-type="string">
            <text:p>NERACA:LEFT:Aktiva:Aktiva Tetap:Aktiva Tetap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ktiva</text:p>
          </table:table-cell>
          <table:table-cell table:number-columns-repeated="2" office:value-type="string" calcext:value-type="string">
            <text:p>Aktiva Tetap</text:p>
          </table:table-cell>
          <table:table-cell/>
          <table:table-cell table:number-columns-repeated="2" office:value-type="string" calcext:value-type="string">
            <text:p>Aktiva Tetap</text:p>
          </table:table-cell>
        </table:table-row>
        <table:table-row table:style-name="ro1">
          <table:table-cell table:formula="of:=[.B39]&amp;&quot;:&quot;&amp;[.C39]&amp;&quot;:&quot;&amp;[.D39]&amp;&quot;:&quot;&amp;[.E39]&amp;&quot;:&quot;&amp;[.F39]" office:value-type="string" office:string-value="NERACA:LEFT:DEFERRED TAX ASSET:DEFERRED TAX ASSET:DEFERRED TAX ASSET" calcext:value-type="string">
            <text:p>NERACA:LEFT:DEFERRED TAX ASSET:DEFERRED TAX ASSET:DEFERRED TAX ASSE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DEFERRED TAX ASSET</text:p>
          </table:table-cell>
          <table:table-cell/>
          <table:table-cell office:value-type="string" calcext:value-type="string">
            <text:p>Aktiva Lainnya</text:p>
          </table:table-cell>
          <table:table-cell office:value-type="string" calcext:value-type="string">
            <text:p>Deferred Tax Asset</text:p>
          </table:table-cell>
        </table:table-row>
        <table:table-row table:style-name="ro1">
          <table:table-cell table:formula="of:=[.B40]&amp;&quot;:&quot;&amp;[.C40]&amp;&quot;:&quot;&amp;[.D40]&amp;&quot;:&quot;&amp;[.E40]&amp;&quot;:&quot;&amp;[.F40]" office:value-type="string" office:string-value="NERACA:LEFT:FOREIGN EXCHANGE-ASSET:FOREIGN EXCHANGE-ASSET:FOREIGN EXCHANGE-ASSET" calcext:value-type="string">
            <text:p>NERACA:LEFT:FOREIGN EXCHANGE-ASSET:FOREIGN EXCHANGE-ASSET:FOREIGN EXCHANGE-ASSE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LEFT</text:p>
          </table:table-cell>
          <table:table-cell table:number-columns-repeated="3" office:value-type="string" calcext:value-type="string">
            <text:p>FOREIGN EXCHANGE-ASSET</text:p>
          </table:table-cell>
          <table:table-cell/>
          <table:table-cell office:value-type="string" calcext:value-type="string">
            <text:p>Aktiva Lainnya</text:p>
          </table:table-cell>
          <table:table-cell office:value-type="string" calcext:value-type="string">
            <text:p>Foreign Exchane Asset</text:p>
          </table:table-cell>
        </table:table-row>
        <table:table-row table:style-name="ro1">
          <table:table-cell table:formula="of:=[.B41]&amp;&quot;:&quot;&amp;[.C41]&amp;&quot;:&quot;&amp;[.D41]&amp;&quot;:&quot;&amp;[.E41]&amp;&quot;:&quot;&amp;[.F41]" office:value-type="string" office:string-value="NERACA:RIGHT:Clearing:Clearing Account:Clearing Account" calcext:value-type="string">
            <text:p>NERACA:RIGHT:Clearing:Clearing Account:Clearing Accoun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learing</text:p>
          </table:table-cell>
          <table:table-cell table:number-columns-repeated="2" office:value-type="string" calcext:value-type="string">
            <text:p>Clearing Account</text:p>
          </table:table-cell>
          <table:table-cell/>
          <table:table-cell office:value-type="string" calcext:value-type="string">
            <text:p>Clearing</text:p>
          </table:table-cell>
          <table:table-cell office:value-type="string" calcext:value-type="string">
            <text:p>Clearing Account</text:p>
          </table:table-cell>
        </table:table-row>
        <table:table-row table:style-name="ro1">
          <table:table-cell table:formula="of:=[.B42]&amp;&quot;:&quot;&amp;[.C42]&amp;&quot;:&quot;&amp;[.D42]&amp;&quot;:&quot;&amp;[.E42]&amp;&quot;:&quot;&amp;[.F42]" office:value-type="string" office:string-value="NERACA:RIGHT:Ekuitas:Modal:Modal" calcext:value-type="string">
            <text:p>NERACA:RIGHT:Ekuitas:Modal:Modal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  <table:table-cell table:number-columns-repeated="2" office:value-type="string" calcext:value-type="string">
            <text:p>Modal</text:p>
          </table:table-cell>
          <table:table-cell/>
          <table:table-cell office:value-type="string" calcext:value-type="string">
            <text:p>Ekuitas</text:p>
          </table:table-cell>
          <table:table-cell office:value-type="string" calcext:value-type="string">
            <text:p>Modal</text:p>
          </table:table-cell>
        </table:table-row>
        <table:table-row table:style-name="ro1">
          <table:table-cell table:formula="of:=[.B43]&amp;&quot;:&quot;&amp;[.C43]&amp;&quot;:&quot;&amp;[.D43]&amp;&quot;:&quot;&amp;[.E43]&amp;&quot;:&quot;&amp;[.F43]" office:value-type="string" office:string-value="NERACA:RIGHT:Ekuitas:Other Comprehensive Income:Other Comprehensive Income" calcext:value-type="string">
            <text:p>NERACA:RIGHT:Ekuitas:Other Comprehensive Income:Other Comprehensive Incom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  <table:table-cell table:number-columns-repeated="2" office:value-type="string" calcext:value-type="string">
            <text:p>Other Comprehensive Income</text:p>
          </table:table-cell>
          <table:table-cell/>
          <table:table-cell office:value-type="string" calcext:value-type="string">
            <text:p>Ekuitas</text:p>
          </table:table-cell>
          <table:table-cell office:value-type="string" calcext:value-type="string">
            <text:p>Other Comprehensive Income</text:p>
          </table:table-cell>
        </table:table-row>
        <table:table-row table:style-name="ro1">
          <table:table-cell table:formula="of:=[.B44]&amp;&quot;:&quot;&amp;[.C44]&amp;&quot;:&quot;&amp;[.D44]&amp;&quot;:&quot;&amp;[.E44]&amp;&quot;:&quot;&amp;[.F44]" office:value-type="string" office:string-value="NERACA:RIGHT:Ekuitas:RE:Akumulasi" calcext:value-type="string">
            <text:p>NERACA:RIGHT:Ekuitas:RE:Akumulasi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Akumulasi</text:p>
          </table:table-cell>
          <table:table-cell/>
          <table:table-cell office:value-type="string" calcext:value-type="string">
            <text:p>Ekuitas</text:p>
          </table:table-cell>
          <table:table-cell office:value-type="string" calcext:value-type="string">
            <text:p>Akumulasi</text:p>
          </table:table-cell>
        </table:table-row>
        <table:table-row table:style-name="ro1">
          <table:table-cell table:formula="of:=[.B45]&amp;&quot;:&quot;&amp;[.C45]&amp;&quot;:&quot;&amp;[.D45]&amp;&quot;:&quot;&amp;[.E45]&amp;&quot;:&quot;&amp;[.F45]" office:value-type="string" office:string-value="NERACA:RIGHT:Ekuitas:RE:Dividen" calcext:value-type="string">
            <text:p>NERACA:RIGHT:Ekuitas:RE:Dividen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ividen</text:p>
          </table:table-cell>
          <table:table-cell/>
          <table:table-cell office:value-type="string" calcext:value-type="string">
            <text:p>Ekuitas</text:p>
          </table:table-cell>
          <table:table-cell office:value-type="string" calcext:value-type="string">
            <text:p>Dividen</text:p>
          </table:table-cell>
        </table:table-row>
        <table:table-row table:style-name="ro1">
          <table:table-cell table:formula="of:=[.B46]&amp;&quot;:&quot;&amp;[.C46]&amp;&quot;:&quot;&amp;[.D46]&amp;&quot;:&quot;&amp;[.E46]&amp;&quot;:&quot;&amp;[.F46]" office:value-type="string" office:string-value="NERACA:RIGHT:Ekuitas:RE:Thn Berjalan" calcext:value-type="string">
            <text:p>NERACA:RIGHT:Ekuitas:RE:Thn Berjalan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kuitas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Thn Berjalan</text:p>
          </table:table-cell>
          <table:table-cell/>
          <table:table-cell office:value-type="string" calcext:value-type="string">
            <text:p>Ekuitas</text:p>
          </table:table-cell>
          <table:table-cell office:value-type="string" calcext:value-type="string">
            <text:p>Thn Berjalan</text:p>
          </table:table-cell>
        </table:table-row>
        <table:table-row table:style-name="ro1">
          <table:table-cell table:formula="of:=[.B47]&amp;&quot;:&quot;&amp;[.C47]&amp;&quot;:&quot;&amp;[.D47]&amp;&quot;:&quot;&amp;[.E47]&amp;&quot;:&quot;&amp;[.F47]" office:value-type="string" office:string-value="NERACA:RIGHT:Hutang:Hutang Lancar:Accrued Expense" calcext:value-type="string">
            <text:p>NERACA:RIGHT:Hutang:Hutang Lancar:Accrued Expens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Accrued Expense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Accrued Expense</text:p>
          </table:table-cell>
        </table:table-row>
        <table:table-row table:style-name="ro1">
          <table:table-cell table:formula="of:=[.B48]&amp;&quot;:&quot;&amp;[.C48]&amp;&quot;:&quot;&amp;[.D48]&amp;&quot;:&quot;&amp;[.E48]&amp;&quot;:&quot;&amp;[.F48]" office:value-type="string" office:string-value="NERACA:RIGHT:Hutang:Hutang Lancar:Accrued Expense Non Trade Modul" calcext:value-type="string">
            <text:p>NERACA:RIGHT:Hutang:Hutang Lancar:Accrued Expense Non Trade Modul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Accrued Expense Non Trade Modul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Accrued Expense Non Trade Modul</text:p>
          </table:table-cell>
        </table:table-row>
        <table:table-row table:style-name="ro1">
          <table:table-cell table:formula="of:=[.B49]&amp;&quot;:&quot;&amp;[.C49]&amp;&quot;:&quot;&amp;[.D49]&amp;&quot;:&quot;&amp;[.E49]&amp;&quot;:&quot;&amp;[.F49]" office:value-type="string" office:string-value="NERACA:RIGHT:Hutang:Hutang Lancar:AP Others" calcext:value-type="string">
            <text:p>NERACA:RIGHT:Hutang:Hutang Lancar:AP Others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AP Others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AP Others</text:p>
          </table:table-cell>
        </table:table-row>
        <table:table-row table:style-name="ro1">
          <table:table-cell table:formula="of:=[.B50]&amp;&quot;:&quot;&amp;[.C50]&amp;&quot;:&quot;&amp;[.D50]&amp;&quot;:&quot;&amp;[.E50]&amp;&quot;:&quot;&amp;[.F50]" office:value-type="string" office:string-value="NERACA:RIGHT:Hutang:Hutang Lancar:AP Principal" calcext:value-type="string">
            <text:p>NERACA:RIGHT:Hutang:Hutang Lancar:AP Principal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AP Principal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AP Principal</text:p>
          </table:table-cell>
        </table:table-row>
        <table:table-row table:style-name="ro1">
          <table:table-cell table:formula="of:=[.B51]&amp;&quot;:&quot;&amp;[.C51]&amp;&quot;:&quot;&amp;[.D51]&amp;&quot;:&quot;&amp;[.E51]&amp;&quot;:&quot;&amp;[.F51]" office:value-type="string" office:string-value="NERACA:RIGHT:Hutang:Hutang Lancar:AP Trade" calcext:value-type="string">
            <text:p>NERACA:RIGHT:Hutang:Hutang Lancar:AP Trad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AP Trade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AP Trade</text:p>
          </table:table-cell>
        </table:table-row>
        <table:table-row table:style-name="ro1">
          <table:table-cell table:formula="of:=[.B52]&amp;&quot;:&quot;&amp;[.C52]&amp;&quot;:&quot;&amp;[.D52]&amp;&quot;:&quot;&amp;[.E52]&amp;&quot;:&quot;&amp;[.F52]" office:value-type="string" office:string-value="NERACA:RIGHT:Hutang:Hutang Lancar:Claim Payable" calcext:value-type="string">
            <text:p>NERACA:RIGHT:Hutang:Hutang Lancar:Claim Payabl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Claim Payable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Claim Payable</text:p>
          </table:table-cell>
        </table:table-row>
        <table:table-row table:style-name="ro1">
          <table:table-cell table:formula="of:=[.B53]&amp;&quot;:&quot;&amp;[.C53]&amp;&quot;:&quot;&amp;[.D53]&amp;&quot;:&quot;&amp;[.E53]&amp;&quot;:&quot;&amp;[.F53]" office:value-type="string" office:string-value="NERACA:RIGHT:Hutang:Hutang Lancar:Customer Deposit" calcext:value-type="string">
            <text:p>NERACA:RIGHT:Hutang:Hutang Lancar:Customer Deposit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Customer Deposit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Customer Deposit</text:p>
          </table:table-cell>
        </table:table-row>
        <table:table-row table:style-name="ro1">
          <table:table-cell table:formula="of:=[.B54]&amp;&quot;:&quot;&amp;[.C54]&amp;&quot;:&quot;&amp;[.D54]&amp;&quot;:&quot;&amp;[.E54]&amp;&quot;:&quot;&amp;[.F54]" office:value-type="string" office:string-value="NERACA:RIGHT:Hutang:Hutang Lancar:Forex Liab" calcext:value-type="string">
            <text:p>NERACA:RIGHT:Hutang:Hutang Lancar:Forex Liab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Forex Liab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Forex Liab</text:p>
          </table:table-cell>
        </table:table-row>
        <table:table-row table:style-name="ro1">
          <table:table-cell table:formula="of:=[.B55]&amp;&quot;:&quot;&amp;[.C55]&amp;&quot;:&quot;&amp;[.D55]&amp;&quot;:&quot;&amp;[.E55]&amp;&quot;:&quot;&amp;[.F55]" office:value-type="string" office:string-value="NERACA:RIGHT:Hutang:Hutang Lancar:Hutang Bank" calcext:value-type="string">
            <text:p>NERACA:RIGHT:Hutang:Hutang Lancar:Hutang Bank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Hutang Bank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Hutang Bank</text:p>
          </table:table-cell>
        </table:table-row>
        <table:table-row table:style-name="ro1">
          <table:table-cell table:formula="of:=[.B56]&amp;&quot;:&quot;&amp;[.C56]&amp;&quot;:&quot;&amp;[.D56]&amp;&quot;:&quot;&amp;[.E56]&amp;&quot;:&quot;&amp;[.F56]" office:value-type="string" office:string-value="NERACA:RIGHT:Hutang:Hutang Lancar:Lease Liability" calcext:value-type="string">
            <text:p>NERACA:RIGHT:Hutang:Hutang Lancar:Lease Liability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Lease Liability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Lease Liability</text:p>
          </table:table-cell>
        </table:table-row>
        <table:table-row table:style-name="ro1">
          <table:table-cell table:formula="of:=[.B57]&amp;&quot;:&quot;&amp;[.C57]&amp;&quot;:&quot;&amp;[.D57]&amp;&quot;:&quot;&amp;[.E57]&amp;&quot;:&quot;&amp;[.F57]" office:value-type="string" office:string-value="NERACA:RIGHT:Hutang:Hutang Lancar:Other Payable" calcext:value-type="string">
            <text:p>NERACA:RIGHT:Hutang:Hutang Lancar:Other Payabl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Other Payable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Other Payable</text:p>
          </table:table-cell>
        </table:table-row>
        <table:table-row table:style-name="ro1">
          <table:table-cell table:formula="of:=[.B58]&amp;&quot;:&quot;&amp;[.C58]&amp;&quot;:&quot;&amp;[.D58]&amp;&quot;:&quot;&amp;[.E58]&amp;&quot;:&quot;&amp;[.F58]" office:value-type="string" office:string-value="NERACA:RIGHT:Hutang:Hutang Lancar:Share holder loan" calcext:value-type="string">
            <text:p>NERACA:RIGHT:Hutang:Hutang Lancar:Share holder loan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Share holder loan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Share holder loan</text:p>
          </table:table-cell>
        </table:table-row>
        <table:table-row table:style-name="ro1">
          <table:table-cell table:formula="of:=[.B59]&amp;&quot;:&quot;&amp;[.C59]&amp;&quot;:&quot;&amp;[.D59]&amp;&quot;:&quot;&amp;[.E59]&amp;&quot;:&quot;&amp;[.F59]" office:value-type="string" office:string-value="NERACA:RIGHT:Hutang:Hutang Lancar:Tax Payable" calcext:value-type="string">
            <text:p>NERACA:RIGHT:Hutang:Hutang Lancar:Tax Payable</text:p>
          </table:table-cell>
          <table:table-cell office:value-type="string" calcext:value-type="string">
            <text:p>NERACA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Hutang</text:p>
          </table:table-cell>
          <table:table-cell office:value-type="string" calcext:value-type="string">
            <text:p>Hutang Lancar</text:p>
          </table:table-cell>
          <table:table-cell office:value-type="string" calcext:value-type="string">
            <text:p>Tax Payable</text:p>
          </table:table-cell>
          <table:table-cell/>
          <table:table-cell office:value-type="string" calcext:value-type="string">
            <text:p>Hutang Lancar</text:p>
          </table:table-cell>
          <table:table-cell office:value-type="string" calcext:value-type="string">
            <text:p>Tax Payable</text:p>
          </table:table-cell>
        </table:table-row>
        <table:table-row table:style-name="ro1">
          <table:table-cell table:formula="of:=[.B60]&amp;&quot;:&quot;&amp;[.C60]&amp;&quot;:&quot;&amp;[.D60]&amp;&quot;:&quot;&amp;[.E60]&amp;&quot;:&quot;&amp;[.F60]" office:value-type="string" office:string-value="LABARUGI:LEFT:Sales-Net:Sales:Sales" calcext:value-type="string">
            <text:p>LABARUGI:LEFT:Sales-Net:Sales:Sales</text:p>
          </table:table-cell>
          <table:table-cell office:value-type="string" calcext:value-type="string">
            <text:p>LABARUG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Sales-Net</text:p>
          </table:table-cell>
          <table:table-cell table:number-columns-repeated="2" office:value-type="string" calcext:value-type="string">
            <text:p>Sales</text:p>
          </table:table-cell>
          <table:table-cell/>
          <table:table-cell office:value-type="string" calcext:value-type="string">
            <text:p>Pemasukan</text:p>
          </table:table-cell>
          <table:table-cell office:value-type="string" calcext:value-type="string">
            <text:p>Sales</text:p>
          </table:table-cell>
        </table:table-row>
        <table:table-row table:style-name="ro1">
          <table:table-cell table:formula="of:=[.B61]&amp;&quot;:&quot;&amp;[.C61]&amp;&quot;:&quot;&amp;[.D61]&amp;&quot;:&quot;&amp;[.E61]&amp;&quot;:&quot;&amp;[.F61]" office:value-type="string" office:string-value="LABARUGI:RIGHT:COGS:COGS:COGS" calcext:value-type="string">
            <text:p>LABARUGI:RIGHT:COGS:COGS:COGS</text:p>
          </table:table-cell>
          <table:table-cell office:value-type="string" calcext:value-type="string">
            <text:p>LABARUGI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COGS</text:p>
          </table:table-cell>
          <table:table-cell/>
          <table:table-cell office:value-type="string" calcext:value-type="string">
            <text:p>Pengeluaran</text:p>
          </table:table-cell>
          <table:table-cell office:value-type="string" calcext:value-type="string">
            <text:p>COGS</text:p>
          </table:table-cell>
        </table:table-row>
        <table:table-row table:style-name="ro1">
          <table:table-cell table:formula="of:=[.B62]&amp;&quot;:&quot;&amp;[.C62]&amp;&quot;:&quot;&amp;[.D62]&amp;&quot;:&quot;&amp;[.E62]&amp;&quot;:&quot;&amp;[.F62]" office:value-type="string" office:string-value="LABARUGI:RIGHT:General Expenses:General Exp:General Adm. Expenses" calcext:value-type="string">
            <text:p>LABARUGI:RIGHT:General Expenses:General Exp:General Adm. Expenses</text:p>
          </table:table-cell>
          <table:table-cell office:value-type="string" calcext:value-type="string">
            <text:p>LABARUGI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eneral Expenses</text:p>
          </table:table-cell>
          <table:table-cell office:value-type="string" calcext:value-type="string">
            <text:p>General Exp</text:p>
          </table:table-cell>
          <table:table-cell office:value-type="string" calcext:value-type="string">
            <text:p>General Adm. Expenses</text:p>
          </table:table-cell>
          <table:table-cell/>
          <table:table-cell office:value-type="string" calcext:value-type="string">
            <text:p>Pengeluaran</text:p>
          </table:table-cell>
          <table:table-cell office:value-type="string" calcext:value-type="string">
            <text:p>General Adm. Expenses</text:p>
          </table:table-cell>
        </table:table-row>
        <table:table-row table:style-name="ro1">
          <table:table-cell table:formula="of:=[.B63]&amp;&quot;:&quot;&amp;[.C63]&amp;&quot;:&quot;&amp;[.D63]&amp;&quot;:&quot;&amp;[.E63]&amp;&quot;:&quot;&amp;[.F63]" office:value-type="string" office:string-value="LABARUGI:RIGHT:General Expenses:General Exp:Operating Expenses" calcext:value-type="string">
            <text:p>LABARUGI:RIGHT:General Expenses:General Exp:Operating Expenses</text:p>
          </table:table-cell>
          <table:table-cell office:value-type="string" calcext:value-type="string">
            <text:p>LABARUGI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General Expenses</text:p>
          </table:table-cell>
          <table:table-cell office:value-type="string" calcext:value-type="string">
            <text:p>General Exp</text:p>
          </table:table-cell>
          <table:table-cell office:value-type="string" calcext:value-type="string">
            <text:p>Operating Expenses</text:p>
          </table:table-cell>
          <table:table-cell/>
          <table:table-cell office:value-type="string" calcext:value-type="string">
            <text:p>Pengeluaran</text:p>
          </table:table-cell>
          <table:table-cell office:value-type="string" calcext:value-type="string">
            <text:p>Operating Expenses</text:p>
          </table:table-cell>
        </table:table-row>
        <table:table-row table:style-name="ro1">
          <table:table-cell table:formula="of:=[.B64]&amp;&quot;:&quot;&amp;[.C64]&amp;&quot;:&quot;&amp;[.D64]&amp;&quot;:&quot;&amp;[.E64]&amp;&quot;:&quot;&amp;[.F64]" office:value-type="string" office:string-value="LABARUGI:RIGHT:Other Expenses (Income):Other Expenses (Income):Other Expenses (Income)" calcext:value-type="string">
            <text:p>LABARUGI:RIGHT:Other Expenses (Income):Other Expenses (Income):Other Expenses (Income)</text:p>
          </table:table-cell>
          <table:table-cell office:value-type="string" calcext:value-type="string">
            <text:p>LABARUGI</text:p>
          </table:table-cell>
          <table:table-cell office:value-type="string" calcext:value-type="string">
            <text:p>RIGHT</text:p>
          </table:table-cell>
          <table:table-cell table:number-columns-repeated="3" office:value-type="string" calcext:value-type="string">
            <text:p>Other Expenses (Income)</text:p>
          </table:table-cell>
          <table:table-cell/>
          <table:table-cell office:value-type="string" calcext:value-type="string">
            <text:p>Pengeluaran</text:p>
          </table:table-cell>
          <table:table-cell office:value-type="string" calcext:value-type="string">
            <text:p>Other Expenses (Income)</text:p>
          </table:table-cell>
        </table:table-row>
      </table:table>
      <table:table table:name="Coatyp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atype_id</text:p>
          </table:table-cell>
          <table:table-cell office:value-type="string" calcext:value-type="string">
            <text:p>coareport_id</text:p>
          </table:table-cell>
          <table:table-cell office:value-type="string" calcext:value-type="string">
            <text:p>coatype_group</text:p>
          </table:table-cell>
          <table:table-cell office:value-type="string" calcext:value-type="string">
            <text:p>coatype_na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ktiva Lancar</text:p>
          </table:table-cell>
          <table:table-cell office:value-type="float" office:value="-300" calcext:value-type="float">
            <text:p>-300</text:p>
          </table:table-cell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ktiva Tetap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Aktiva Lainnya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Hutang Lanca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Ekuita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/>
          <table:table-cell office:value-type="string" calcext:value-type="string">
            <text:p>Clearing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Sales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COGS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General Exp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Other Expenses (Income)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4T17:23:16.670918123</meta:creation-date>
    <dc:date>2021-05-24T18:27:39.574506079</dc:date>
    <meta:editing-duration>PT54M1S</meta:editing-duration>
    <meta:editing-cycles>21</meta:editing-cycles>
    <meta:generator>LibreOffice/7.1.3.2$Linux_X86_64 LibreOffice_project/12a8e3cbd24a3757385a302d290655d4f3c7ebf1</meta:generator>
    <meta:document-statistic meta:table-count="2" meta:cell-count="479" meta:object-count="0"/>
  </office:meta>
</office:document-meta>
</file>